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5.64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162.34pt"/>
    </style:style>
    <style:style style:name="co4" style:family="table-column">
      <style:table-column-properties fo:break-before="auto" style:column-width="304.6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98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xpenses-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10:.B21])" office:value-type="float" office:value="209.1" calcext:value-type="float">
            <text:p>209.1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4:.B24]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6:.B29])" office:value-type="float" office:value="33.86" calcext:value-type="float">
            <text:p>33.8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31])" office:value-type="float" office:value="542.96" calcext:value-type="float">
            <text:p>542.96</text:p>
          </table:table-cell>
          <table:table-cell table:formula="of:=SUM([.C1:.C31])" office:value-type="float" office:value="542.96" calcext:value-type="float">
            <text:p>542.96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 2016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36:.B38])" office:value-type="float" office:value="-3194.26" calcext:value-type="float">
            <text:p>-3194.2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32];[.B40])" office:value-type="float" office:value="-2651.3" calcext:value-type="float">
            <text:p>-2651.3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ome tax on $3100</text:p>
          </table:table-cell>
          <table:table-cell office:value-type="float" office:value="775" calcext:value-type="float">
            <text:p>77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pected 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300" calcext:value-type="float">
            <text:p>-33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formula="of:=SUM([.B42];[.B46];[.B49])" office:value-type="float" office:value="-5176.3" calcext:value-type="float">
            <text:p>-5176.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04:48:57.4972265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4T04:52:22.389618838</dc:date>
    <meta:editing-duration>PT17H15M55S</meta:editing-duration>
    <meta:editing-cycles>86</meta:editing-cycles>
    <meta:generator>LibreOffice/5.1.6.2$Linux_X86_64 LibreOffice_project/10m0$Build-2</meta:generator>
    <meta:document-statistic meta:table-count="2" meta:cell-count="297" meta:object-count="0"/>
  </office:meta>
</office:document-meta>
</file>